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332cm" style:use-optimal-column-width="false"/>
    </style:style>
    <style:style style:name="co2" style:family="table-column">
      <style:table-column-properties style:column-width="5.342cm" style:use-optimal-column-width="false"/>
    </style:style>
    <style:style style:name="ro1" style:family="table-row">
      <style:table-row-properties style:row-height="1.825cm" style:use-optimal-row-height="false"/>
    </style:style>
    <style:style style:name="ro2" style:family="table-row">
      <style:table-row-properties style:row-height="1.83cm" style:use-optimal-row-height="false"/>
    </style:style>
    <style:style style:name="ce1" style:family="table-cell">
      <style:text-properties fo:font-size="24pt" style:font-size-asian="24pt" style:font-size-complex="24pt"/>
    </style:style>
    <style:style style:name="ce2" style:family="table-cell">
      <loext:graphic-properties draw:textarea-vertical-align="middle"/>
      <style:paragraph-properties fo:text-align="start"/>
      <style:text-properties fo:font-size="24pt" style:font-size-asian="24pt" style:font-size-complex="24pt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6.669cm" svg:height="14.604cm" svg:x="0.635cm" svg:y="0.6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Alligator</text:p>
              </table:table-cell>
              <table:table-cell>
                <text:p text:style-name="P1">Application</text:p>
              </table:table-cell>
              <table:table-cell table:number-rows-spanned="3">
                <text:p text:style-name="P1">L7</text:p>
              </table:table-cell>
              <table:table-cell table:number-rows-spanned="3">
                <text:p text:style-name="P1">HTTP</text:p>
              </table:table-cell>
              <table:table-cell table:number-rows-spanned="3">
                <text:p text:style-name="P1">HTTPS, FTP, SFTP, Telnet, SSH, DNS</text:p>
              </table:table-cell>
            </table:table-row>
            <table:table-row table:style-name="ro1" table:default-cell-style-name="ce2">
              <table:table-cell>
                <text:p text:style-name="P1">Pet</text:p>
              </table:table-cell>
              <table:table-cell>
                <text:p text:style-name="P1"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">Steve’s</text:p>
              </table:table-cell>
              <table:table-cell>
                <text:p text:style-name="P1"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">Touch</text:p>
              </table:table-cell>
              <table:table-cell>
                <text:p text:style-name="P1">Transport</text:p>
              </table:table-cell>
              <table:table-cell>
                <text:p text:style-name="P1">L4</text:p>
              </table:table-cell>
              <table:table-cell>
                <text:p text:style-name="P1">TCP</text:p>
              </table:table-cell>
              <table:table-cell>
                <text:p text:style-name="P1">UDP, SCTP</text:p>
              </table:table-cell>
            </table:table-row>
            <table:table-row table:style-name="ro1" table:default-cell-style-name="ce2">
              <table:table-cell>
                <text:p text:style-name="P1">Not</text:p>
              </table:table-cell>
              <table:table-cell>
                <text:p text:style-name="P1">Network</text:p>
              </table:table-cell>
              <table:table-cell>
                <text:p text:style-name="P1">L3</text:p>
              </table:table-cell>
              <table:table-cell>
                <text:p text:style-name="P1">IP</text:p>
              </table:table-cell>
              <table:table-cell>
                <text:p text:style-name="P1">IP6, ARP</text:p>
              </table:table-cell>
            </table:table-row>
            <table:table-row table:style-name="ro1" table:default-cell-style-name="ce2">
              <table:table-cell>
                <text:p text:style-name="P1">Do</text:p>
              </table:table-cell>
              <table:table-cell>
                <text:p text:style-name="P1">Data Link</text:p>
              </table:table-cell>
              <table:table-cell>
                <text:p text:style-name="P1">L2</text:p>
              </table:table-cell>
              <table:table-cell>
                <text:p text:style-name="P1">Ethernet</text:p>
              </table:table-cell>
              <table:table-cell>
                <text:p text:style-name="P1">Frame Relay</text:p>
              </table:table-cell>
            </table:table-row>
            <table:table-row table:style-name="ro2" table:default-cell-style-name="ce2">
              <table:table-cell>
                <text:p text:style-name="P1">Please</text:p>
              </table:table-cell>
              <table:table-cell>
                <text:p text:style-name="P1"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2:06:52.820824945</meta:creation-date>
    <dc:date>2024-03-11T22:27:39.630137738</dc:date>
    <meta:editing-duration>PT9M19S</meta:editing-duration>
    <meta:editing-cycles>4</meta:editing-cycles>
    <meta:generator>LibreOffice/24.2.0.3$Linux_X86_64 LibreOffice_project/420$Build-3</meta:generator>
    <meta:document-statistic meta:object-count="24"/>
  </office:meta>
</office:document-meta>
</file>